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3"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>
            <text:p>Date (appx)</text:p>
          </table:table-cell>
          <table:table-cell table:style-name="ce1" office:value-type="string">
            <text:p>Subject</text:p>
          </table:table-cell>
        </table:table-row>
        <table:table-row table:style-name="ro1">
          <table:table-cell/>
          <table:table-cell office:value-type="date" office:date-value="2020-11-12">
            <text:p>11/12/20</text:p>
          </table:table-cell>
          <table:table-cell office:value-type="string">
            <text:p>Introductory letter. The fall season.</text:p>
          </table:table-cell>
        </table:table-row>
        <table:table-row table:style-name="ro1">
          <table:table-cell/>
          <table:table-cell office:value-type="date" office:date-value="2020-12-17">
            <text:p>12/17/20</text:p>
          </table:table-cell>
          <table:table-cell office:value-type="string">
            <text:p>Winter is coming</text:p>
          </table:table-cell>
        </table:table-row>
        <table:table-row table:style-name="ro1">
          <table:table-cell/>
          <table:table-cell office:value-type="date" office:date-value="2021-02-10">
            <text:p>02/10/21</text:p>
          </table:table-cell>
          <table:table-cell office:value-type="string">
            <text:p>Rules apply 24/7</text:p>
          </table:table-cell>
        </table:table-row>
        <table:table-row table:style-name="ro1">
          <table:table-cell/>
          <table:table-cell office:value-type="date" office:date-value="2021-03-01">
            <text:p>03/01/21</text:p>
          </table:table-cell>
          <table:table-cell office:value-type="string">
            <text:p>Walk the dog</text:p>
          </table:table-cell>
        </table:table-row>
        <table:table-row table:style-name="ro1">
          <table:table-cell/>
          <table:table-cell office:value-type="date" office:date-value="2021-04-10">
            <text:p>04/10/21</text:p>
          </table:table-cell>
          <table:table-cell office:value-type="string">
            <text:p>Spring is here</text:p>
          </table:table-cell>
        </table:table-row>
        <table:table-row table:style-name="ro2">
          <table:table-cell/>
          <table:table-cell office:value-type="date" office:date-value="2021-04-22">
            <text:p>04/22/21</text:p>
          </table:table-cell>
          <table:table-cell office:value-type="string">
            <text:p>Bike-Ped Master Plan</text:p>
          </table:table-cell>
        </table:table-row>
        <table:table-row table:style-name="ro2">
          <table:table-cell/>
          <table:table-cell office:value-type="date" office:date-value="2021-07-02">
            <text:p>07/02/21</text:p>
          </table:table-cell>
          <table:table-cell office:value-type="string">
            <text:p>Slow Down Croton: do your part</text:p>
          </table:table-cell>
        </table:table-row>
        <table:table-row table:style-name="ro1">
          <table:table-cell/>
          <table:table-cell office:value-type="date" office:date-value="2021-07-08">
            <text:p>07/08/21</text:p>
          </table:table-cell>
          <table:table-cell office:value-type="string">
            <text:p>Crosswalks and other pavement markings</text:p>
          </table:table-cell>
        </table:table-row>
        <table:table-row table:style-name="ro2">
          <table:table-cell/>
          <table:table-cell office:value-type="date" office:date-value="2021-08-12">
            <text:p>08/12/21</text:p>
          </table:table-cell>
          <table:table-cell office:value-type="string">
            <text:p>Gottwald Circle and how to navigate a rotary</text:p>
          </table:table-cell>
        </table:table-row>
        <table:table-row table:style-name="ro1">
          <table:table-cell/>
          <table:table-cell office:value-type="date" office:date-value="2021-09-07">
            <text:p>09/07/21</text:p>
          </table:table-cell>
          <table:table-cell office:value-type="string">
            <text:p>Back to School</text:p>
          </table:table-cell>
        </table:table-row>
        <table:table-row table:style-name="ro1">
          <table:table-cell/>
          <table:table-cell office:value-type="date" office:date-value="2021-10-07">
            <text:p>10/07/21</text:p>
          </table:table-cell>
          <table:table-cell office:value-type="string">
            <text:p>Talking Heads: pay attenti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0">10/20/2021</text:date>, <text:time>15:0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Albrecht</meta:initial-creator>
    <meta:creation-date>2021-10-20T14:49:01.61</meta:creation-date>
    <dc:date>2021-10-20T15:09:13.35</dc:date>
    <dc:creator>Marc Albrecht</dc:creator>
    <meta:editing-duration>PT20M9S</meta:editing-duration>
    <meta:editing-cycles>10</meta:editing-cycles>
    <meta:generator>OpenOffice/4.1.11$Win32 OpenOffice.org_project/4111m1$Build-9808</meta:generator>
    <meta:document-statistic meta:table-count="3" meta:cell-count="24" meta:object-count="0"/>
  </office:meta>
</office:document-meta>
</file>